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D30000004465AA4186.png"/>
  <manifest:file-entry manifest:media-type="image/png" manifest:full-path="Pictures/100000000000001400000016B44E251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sign-2008-subtitle" style:list-style-name="L4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fo:min-height="13.779cm"/>
    </style:style>
    <style:style style:name="pr5" style:family="presentation" style:parent-style-name="design-2008-notes">
      <style:graphic-properties draw:fill-color="#ffffff" fo:min-height="11.142cm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800000" style:text-position="super 58%" fo:font-size="40pt" fo:font-style="normal" style:font-size-asian="40pt" style:font-style-asian="normal" style:font-size-complex="40pt" style:font-style-complex="normal"/>
    </style:style>
    <style:style style:name="T3" style:family="text">
      <style:text-properties style:text-position="super 58%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Agenda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OSGi</text:span><text:span text:style-name="T2">™</text:span><text:span text:style-name="T1"> : maîtriser la plateforme de composants dynamiques de Java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genda</text:p>
          </draw:text-box>
        </draw:frame>
        <draw:frame presentation:style-name="pr4" draw:layer="layout" svg:width="23.438cm" svg:height="13.779cm" svg:x="0.86cm" svg:y="4.233cm" presentation:class="outline">
          <draw:text-box>
            <text:list text:style-name="L3">
              <text:list-item>
                <text:p>01 – Introduction</text:p>
              </text:list-item>
              <text:list-item>
                <text:p>02 – Modularité et bundles OSGi<text:span text:style-name="T3">™</text:span></text:p>
              </text:list-item>
              <text:list-item>
                <text:p>03 – Caractéristiques du framework</text:p>
              </text:list-item>
              <text:list-item>
                <text:p>04 – Le Resolver</text:p>
              </text:list-item>
              <text:list-item>
                <text:p>05 – Dynamicité et services OSGi<text:span text:style-name="T3">™</text:span></text:p>
              </text:list-item>
              <text:list-item>
                <text:p>06 – Design Patterns</text:p>
              </text:list-item>
              <text:list-item>
                <text:p>07 – Frameworks à composants</text:p>
              </text:list-item>
              <text:list-item>
                <text:p>08 – Services standards</text:p>
              </text:list-item>
              <text:list-item>
                <text:p>09 – Services Enterprise</text:p>
              </text:list-item>
              <text:list-item>
                <text:p>10 – Introduction à la sécurité</text:p>
              </text:list-item>
              <text:list-item>
                <text:p>11 – Industrialisation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Arial Unicode MS'" style:font-pitch-asian="variable" style:font-size-asian="16pt" style:font-style-asian="italic" style:font-weight-asian="normal" style:font-family-complex="'Arial Unicode MS'" style:font-pitch-complex="variable" style:font-size-complex="16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office:forms form:automatic-focus="false" form:apply-design-mode="false"/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 text:style-name="MP5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0" draw:layer="backgroundobjects" svg:width="3.006cm" svg:height="0.44cm" svg:x="0.094cm" svg:y="18.353cm">
        <text:p text:style-name="MP9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4" draw:layer="backgroundobjects" svg:width="3.006cm" svg:height="0.44cm" svg:x="22.393cm" svg:y="18.353cm">
        <text:p text:style-name="MP13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7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4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6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Windows_x86 LibreOffice_project/235ab8a-3802056-4a8fed3-2d66ea8-e241b80</meta:generator>
    <meta:creation-date>2006-03-31T15:08:12</meta:creation-date>
    <dc:date>2013-05-13T13:03:50.81</dc:date>
    <meta:printed-by>François Fornaciari</meta:printed-by>
    <meta:print-date>2011-04-08T11:43:11.32</meta:print-date>
    <dc:language>fr-FR</dc:language>
    <meta:editing-cycles>220</meta:editing-cycles>
    <meta:editing-duration>PT22H4M14S</meta:editing-dura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